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24-01-0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23-01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22-09-15 0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22-02-1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21-02-26 0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20-09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20-01-22 0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9-09-17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9-01-24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8-05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8-01-2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7-10-1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7-05-0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7-02-02 0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6-09-0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6-05-0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6-01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5-09-23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5-05-12 0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5-01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4-09-09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4-05-20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4-03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40</text:p>
          </table:table-cell>
          <table:table-cell office:value-type="string" calcext:value-type="string">
            <text:p>GARWELL-195</text:p>
          </table:table-cell>
          <table:table-cell office:value-type="string" calcext:value-type="string">
            <text:p>201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